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r un script para simular la función sort() en un array <text:s/>por indi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0:43:44.613477916</meta:creation-date>
    <dc:date>2023-11-08T20:44:08.688268617</dc:date>
    <meta:editing-duration>PT24S</meta:editing-duration>
    <meta:editing-cycles>1</meta:editing-cycles>
    <meta:document-statistic meta:table-count="0" meta:image-count="0" meta:object-count="0" meta:page-count="1" meta:paragraph-count="1" meta:word-count="13" meta:character-count="73" meta:non-whitespace-character-count="60"/>
    <meta:generator>LibreOffice/7.4.7.2$Linux_X86_64 LibreOffice_project/40$Build-2</meta:generator>
  </office:meta>
</office:document-meta>
</file>